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1.4pt"/>
    </style:style>
    <style:style style:name="co2" style:family="table-column">
      <style:table-column-properties fo:break-before="auto" style:column-width="618.29pt"/>
    </style:style>
    <style:style style:name="co3" style:family="table-column">
      <style:table-column-properties fo:break-before="auto" style:column-width="24.35pt"/>
    </style:style>
    <style:style style:name="co4" style:family="table-column">
      <style:table-column-properties fo:break-before="auto" style:column-width="10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letePaper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arning to Pinpoint Singing Voice from Weakly Labeled Examples</text:p>
          </table:table-cell>
          <table:table-cell office:value-type="string" calcext:value-type="string">
            <text:p>Jan Schlüter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SiMPle: Assessing Music Similarity Using Subsequences Joins</text:p>
          </table:table-cell>
          <table:table-cell office:value-type="string" calcext:value-type="string">
            <text:p>Diego Silva, Chin-Chia Michael Yeh, Gustavo Batista and Eamonn Keog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Feature Learning for Chord Recognition: The Deep Chroma Extractor</text:p>
          </table:table-cell>
          <table:table-cell office:value-type="string" calcext:value-type="string">
            <text:p>Filip Korzeniowski and Gerhard Widm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Brain Beats: Tempo Extraction from EEG Data</text:p>
          </table:table-cell>
          <table:table-cell office:value-type="string" calcext:value-type="string">
            <text:p>Sebastian Stober, Thomas Praetzlich and Meinard Muell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_oral-session-01</text:p>
          </table:table-cell>
        </table:table-row>
        <table:table-row table:style-name="ro1">
          <table:table-cell office:value-type="string" calcext:value-type="string">
            <text:p>AUTOMATIC TAGGING USING DEEP CONVOLUTIONAL NEURAL NETWORKS</text:p>
          </table:table-cell>
          <table:table-cell office:value-type="string" calcext:value-type="string">
            <text:p>Keunwoo Choi, George Fazekas and Mark Sand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Analyzing Measure Annotations for Western Classical Music Recordings</text:p>
          </table:table-cell>
          <table:table-cell office:value-type="string" calcext:value-type="string">
            <text:p>Christof Weiß, Vlora Arifi-Müller, Thomas Prätzlich, Rainer Kleinertz and Meinard Müll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Score-Informed Identification of Missing and Extra Notes in Piano Recordings</text:p>
          </table:table-cell>
          <table:table-cell office:value-type="string" calcext:value-type="string">
            <text:p>Sebastian Ewert, Siying Wang, Meinard Mueller and Mark Sandl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Joint Beat and Downbeat Tracking with Recurrent Neural Networks</text:p>
          </table:table-cell>
          <table:table-cell office:value-type="string" calcext:value-type="string">
            <text:p>Sebastian Böck, Florian Krebs and Gerhard Widme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3_oral-session-02</text:p>
          </table:table-cell>
        </table:table-row>
        <table:table-row table:style-name="ro1">
          <table:table-cell office:value-type="string" calcext:value-type="string">
            <text:p>Tempo Estimation for Music Loops and a Simple Confidence Measure</text:p>
          </table:table-cell>
          <table:table-cell office:value-type="string" calcext:value-type="string">
            <text:p>Frederic Font and Xavier Serr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Using Priors To Improve Estimates of Music Structure</text:p>
          </table:table-cell>
          <table:table-cell office:value-type="string" calcext:value-type="string">
            <text:p>Jordan Smith and Masataka Goto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A Neural Greedy Model for Voice Separation in Symbolic Music</text:p>
          </table:table-cell>
          <table:table-cell office:value-type="string" calcext:value-type="string">
            <text:p>Patrick Gray and Razvan Bunescu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5_oral-session-03</text:p>
          </table:table-cell>
        </table:table-row>
        <table:table-row table:style-name="ro1">
          <table:table-cell office:value-type="string" calcext:value-type="string">
            <text:p>Towards Reading Sheet Music</text:p>
          </table:table-cell>
          <table:table-cell office:value-type="string" calcext:value-type="string">
            <text:p>Matthias Dorfer, Andreas Arzt and Gerhard Widm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A plan for sustainable MIR evaluation</text:p>
          </table:table-cell>
          <table:table-cell office:value-type="string" calcext:value-type="string">
            <text:p>Brian McFee, Eric Humphrey and Julián Urbano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Go With the Flow: When Listeners Use Music as Technology</text:p>
          </table:table-cell>
          <table:table-cell office:value-type="string" calcext:value-type="string">
            <text:p>Andrew Demetriou, Martha Larson and Cynthia C. S. Lie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6_oral-session-04</text:p>
          </table:table-cell>
        </table:table-row>
        <table:table-row table:style-name="ro1">
          <table:table-cell office:value-type="string" calcext:value-type="string">
            <text:p>Automatic Melodic Reduction using a Supervised Probabilistic Context-Free Grammar</text:p>
          </table:table-cell>
          <table:table-cell office:value-type="string" calcext:value-type="string">
            <text:p>Ryan Grov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Singing Melody Extraction using Multi-Column Deep Neural Networks</text:p>
          </table:table-cell>
          <table:table-cell office:value-type="string" calcext:value-type="string">
            <text:p>Sangeun Kum, Changheun Oh and Juhan Na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Instrumental idiom in the 16th century: patterns in arrangements of vocal music</text:p>
          </table:table-cell>
          <table:table-cell office:value-type="string" calcext:value-type="string">
            <text:p>David Lewis, Tim Crawford and Daniel Müllensief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7_oral-session-05</text:p>
          </table:table-cell>
        </table:table-row>
        <table:table-row table:style-name="ro1">
          <table:table-cell office:value-type="string" calcext:value-type="string">
            <text:p>Learning a feature space for world music style similarity</text:p>
          </table:table-cell>
          <table:table-cell office:value-type="string" calcext:value-type="string">
            <text:p>Maria Panteli, Emmanouil Benetos and Simon Dixo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Bayesian meter tracking on learned signal representations</text:p>
          </table:table-cell>
          <table:table-cell office:value-type="string" calcext:value-type="string">
            <text:p>Andre Holzapfel and Thomas Gril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The Sousta corpus: Beat-informed automatic transcription of traditional dance tunes</text:p>
          </table:table-cell>
          <table:table-cell office:value-type="string" calcext:value-type="string">
            <text:p>Andre Holzapfel and Emmanouil Beneto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9_oral-session-06</text:p>
          </table:table-cell>
        </table:table-row>
        <table:table-row table:style-name="ro1">
          <table:table-cell office:value-type="string" calcext:value-type="string">
            <text:p>A LOOK AT THE CLOUD FROM BOTH SIDES NOW: AN ANALYSIS OF CLOUD MUSIC SERVICE USAGE</text:p>
          </table:table-cell>
          <table:table-cell office:value-type="string" calcext:value-type="string">
            <text:p>Jin Ha Lee, Yea-Seul Kim and Chris Hubble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A Hybrid Gaussian-HMM-Deep Learning Approach For Automatic Chord Estimation With Very Large Vocabulary</text:p>
          </table:table-cell>
          <table:table-cell office:value-type="string" calcext:value-type="string">
            <text:p>Junqi Deng and Yu-Kwong Kwo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SYSTEMATIC EXPLORATION OF COMPUTATIONAL MUSIC STRUCTURE RESEARCH</text:p>
          </table:table-cell>
          <table:table-cell office:value-type="string" calcext:value-type="string">
            <text:p>Oriol Nieto and Juan Pablo Bell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Extracting Ground-Truth Information from MIDI Files: A MIDIfesto</text:p>
          </table:table-cell>
          <table:table-cell office:value-type="string" calcext:value-type="string">
            <text:p>Colin Raffel and Daniel Elli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_oral-session-07</text:p>
          </table:table-cell>
        </table:table-row>
        <table:table-row table:style-name="ro1">
          <table:table-cell office:value-type="string" calcext:value-type="string">
            <text:p>TIME-DELAYED MELODY SURFACES FOR RAGA RECOGNITION</text:p>
          </table:table-cell>
          <table:table-cell office:value-type="string" calcext:value-type="string">
            <text:p>Sankalp Gulati, Joan Serrà, Kaustuv Kanti Ganguli, Sertan entürk and Xavier Serr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PRACTICAL STRATEGIES OF MELODY INDEXING FOR QUERY BY HUMMING</text:p>
          </table:table-cell>
          <table:table-cell office:value-type="string" calcext:value-type="string">
            <text:p>Bartlomiej Stasia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Recurrent Neural Networks for Drum Transcription</text:p>
          </table:table-cell>
          <table:table-cell office:value-type="string" calcext:value-type="string">
            <text:p>Richard Vogl, Matthias Dorfer and Peter Kne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nteger Programming Formulation of the Problem of Generating Milton Babbitt's All-partition Arrays</text:p>
          </table:table-cell>
          <table:table-cell office:value-type="string" calcext:value-type="string">
            <text:p>Tsubasa Tanaka, Brian Bemman and David Meredi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ining Musical Traits of Social Functions in Native American Music</text:p>
          </table:table-cell>
          <table:table-cell office:value-type="string" calcext:value-type="string">
            <text:p>Daniel Shanahan, Kerstin Neubarth and Darrell Conkl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xploring The Latent Structure of Collaborations in Music Production</text:p>
          </table:table-cell>
          <table:table-cell office:value-type="string" calcext:value-type="string">
            <text:p>Nazareno Andrade and Flavio Figueiredo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al Note Estimation for F0 Trajectories of Singing Voices based on a Bayesian Semi-beat-synchronous HMM</text:p>
          </table:table-cell>
          <table:table-cell office:value-type="string" calcext:value-type="string">
            <text:p>Ryo Nishikimi, Eita Nakamura, Katsutoshi Itoyama and Kazuyoshi Yosh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NOISE ROBUST MUSIC ARTIST RECOGNITION USING I-VECTOR FEATURES</text:p>
          </table:table-cell>
          <table:table-cell office:value-type="string" calcext:value-type="string">
            <text:p>Hamid Eghbal-zadeh and Gerhard Widm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Piano Transcription using an Exponential Decay Model</text:p>
          </table:table-cell>
          <table:table-cell office:value-type="string" calcext:value-type="string">
            <text:p>Tian Cheng, Matthias Mauch, Emmanouil Benetos and Simon Dix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Live Song ID: A Hashprint Approach</text:p>
          </table:table-cell>
          <table:table-cell office:value-type="string" calcext:value-type="string">
            <text:p>TJ Tsai, Thomas Praetzlich and Meinard Muell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Nonnegative tensor factorization with frequency modulation cues for blind audio source separation</text:p>
          </table:table-cell>
          <table:table-cell office:value-type="string" calcext:value-type="string">
            <text:p>Elliot Creager, Noah Stein and Roland Badea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the evaluation of rhythmic and melodic descriptors</text:p>
          </table:table-cell>
          <table:table-cell office:value-type="string" calcext:value-type="string">
            <text:p>Maria Panteli and Simon Dixo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nalysis and classification of phonation modes in singing</text:p>
          </table:table-cell>
          <table:table-cell office:value-type="string" calcext:value-type="string">
            <text:p>Daniel Stoller and Simon Dix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Beat Tracking with a Cepstroid Invariant Neural Network</text:p>
          </table:table-cell>
          <table:table-cell office:value-type="string" calcext:value-type="string">
            <text:p>Anders Elowsso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On drum playing technique detection in polyphonic mixtures</text:p>
          </table:table-cell>
          <table:table-cell office:value-type="string" calcext:value-type="string">
            <text:p>Chih-Wei Wu and Alexander Lerch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DB: A Platform for Longitudinal Music Analytics</text:p>
          </table:table-cell>
          <table:table-cell office:value-type="string" calcext:value-type="string">
            <text:p>Jeremy Hyrkas and Bill How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Further Steps towards a Standard Testbed for Optical Music Recognition</text:p>
          </table:table-cell>
          <table:table-cell office:value-type="string" calcext:value-type="string">
            <text:p>Jan Haji, jr., Jií Novotn, Pavel Pecina and Jaroslav Pokor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Two (note) heads are better than one: pen-based multimodal interaction with music notation</text:p>
          </table:table-cell>
          <table:table-cell office:value-type="string" calcext:value-type="string">
            <text:p>Jorge Calvo-Zaragoza, David Rizo and Jose M. Iñe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Music Structural Segmentation Across Genres with Gammatone Features</text:p>
          </table:table-cell>
          <table:table-cell office:value-type="string" calcext:value-type="string">
            <text:p>Mi Tian and Mark B. Sandl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nhancing cover song identification with hierarchical rank aggregation</text:p>
          </table:table-cell>
          <table:table-cell office:value-type="string" calcext:value-type="string">
            <text:p>Julien Osmalskyj, Marc Van Droogenbroeck and Jean-Jacques Embrech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GENRE ONTOLOGY LEARNING: COMPARING CURATED WITH CROWD-SOURCED ONTOLOGIES</text:p>
          </table:table-cell>
          <table:table-cell office:value-type="string" calcext:value-type="string">
            <text:p>Hendrik Schreib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mproving voice separation by better connecting contigs</text:p>
          </table:table-cell>
          <table:table-cell office:value-type="string" calcext:value-type="string">
            <text:p>Nicolas Guiomard-Kagan, Mathieu Giraud, Richard Groult and Florence Levé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Querying XML Score Databases: XQuery is not Enough!</text:p>
          </table:table-cell>
          <table:table-cell office:value-type="string" calcext:value-type="string">
            <text:p>Raphael Fournier-S'niehotta, Philippe Rigaux and Nicolas Traver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nalysing Scattering-Based Music Content Analysis Systems: Where's the Music?</text:p>
          </table:table-cell>
          <table:table-cell office:value-type="string" calcext:value-type="string">
            <text:p>Francisco Rodríguez-Algarra, Bob L. Sturm and Hugo Maruri-Aguila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ELUCIDATING USER BEHAVIOR IN MUSIC SERVICES THROUGH PERSONA AND GENDER</text:p>
          </table:table-cell>
          <table:table-cell office:value-type="string" calcext:value-type="string">
            <text:p>John Fuller, Lauren Hubener, Yea-Seul Kim and Jin Ha Le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Improving Predictions of Derived Viewpoints in Multiple Viewpoints Systems</text:p>
          </table:table-cell>
          <table:table-cell office:value-type="string" calcext:value-type="string">
            <text:p>Thomas Hedges and Geraint Wiggi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Phrase-level Audio Segmentation of Jazz Improvisations Informed by Symbolic Data</text:p>
          </table:table-cell>
          <table:table-cell office:value-type="string" calcext:value-type="string">
            <text:p>Jeff Gregorio and Youngmoo Ki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Conversations with Expert Users in Music Retrieval and Research Challenges for Creative MIR</text:p>
          </table:table-cell>
          <table:table-cell office:value-type="string" calcext:value-type="string">
            <text:p>Kristina Andersen and Peter Knee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A comparison of melody extraction methods based on source-filter modelling</text:p>
          </table:table-cell>
          <table:table-cell office:value-type="string" calcext:value-type="string">
            <text:p>Juan J. Bosch, Rachel M. Bittner, Justin Salamon and Emilia Gómez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Large-Scale Organization of Hierarchical Music Analyses</text:p>
          </table:table-cell>
          <table:table-cell office:value-type="string" calcext:value-type="string">
            <text:p>Phillip Kirli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1_poster-session-01</text:p>
          </table:table-cell>
        </table:table-row>
        <table:table-row table:style-name="ro1">
          <table:table-cell office:value-type="string" calcext:value-type="string">
            <text:p>Towards Template-Based Vibrato Analysis in Complex Music Signals</text:p>
          </table:table-cell>
          <table:table-cell office:value-type="string" calcext:value-type="string">
            <text:p>Jonathan Driedger, Stefan Balke, Sebastian Ewert and Meinard Mue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music recommendation systems: do demographic, profiling, and contextual features improve their performance?</text:p>
          </table:table-cell>
          <table:table-cell office:value-type="string" calcext:value-type="string">
            <text:p>Gabriel Vigliensoni and Ichiro Fujinag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Ensemble: A Hybrid Human-Machine System for Generating Melody Scores from Audio</text:p>
          </table:table-cell>
          <table:table-cell office:value-type="string" calcext:value-type="string">
            <text:p>Tim Tse, Justin Salamon, Alex Williams, Helga Jiang and Edith La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n ontology for audio features</text:p>
          </table:table-cell>
          <table:table-cell office:value-type="string" calcext:value-type="string">
            <text:p>Alo Allik, György Fazekas and Mark Sandl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Predicting Missing Music Components with Bidirectional Long Short-Term Memory Neural Networks</text:p>
          </table:table-cell>
          <table:table-cell office:value-type="string" calcext:value-type="string">
            <text:p>I-Ting Liu and Richard Randal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nalysis of Vocal Imitations of Pitch Trajectories</text:p>
          </table:table-cell>
          <table:table-cell office:value-type="string" calcext:value-type="string">
            <text:p>Jiajie Dai and Simon Dix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Whither the Design of Experiments in MIR?</text:p>
          </table:table-cell>
          <table:table-cell office:value-type="string" calcext:value-type="string">
            <text:p>Bob L. Stu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inging Voice Melody Transcription using Deep Neural Networks</text:p>
          </table:table-cell>
          <table:table-cell office:value-type="string" calcext:value-type="string">
            <text:p>François Rigaud and Mathieu Raden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Musical Typicality: How Many Similar Songs Exist?</text:p>
          </table:table-cell>
          <table:table-cell office:value-type="string" calcext:value-type="string">
            <text:p>Tomoyasu Nakano, Daichi Mochihashi, Kazuyoshi Yoshii and Masataka Got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Drum Transcription using Bi-directional Recurrent Neural Networks</text:p>
          </table:table-cell>
          <table:table-cell office:value-type="string" calcext:value-type="string">
            <text:p>Carl Southall, Ryan Stables and Jason Hockma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On the use of note onsets for improved lyrics-to-audio alignment</text:p>
          </table:table-cell>
          <table:table-cell office:value-type="string" calcext:value-type="string">
            <text:p>Georgi Dzhambazov, Ajay Srinivasamurthy, Sertan Sentürk and Xavier Serr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higher-dimensional expansion of affective norms for English terms for music tagging</text:p>
          </table:table-cell>
          <table:table-cell office:value-type="string" calcext:value-type="string">
            <text:p>Michele Buccoli, Massimiliano Zanoni, György Fazekas, Augusto Sarti, Mark Sandler and Stefano Tubar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Impact of Music on Decision Making in Quantitative Tasks</text:p>
          </table:table-cell>
          <table:table-cell office:value-type="string" calcext:value-type="string">
            <text:p>Elad Liebman, Peter Stone and Corey Whit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WiMIR: An Informetric Study on Women Authors in ISMIR</text:p>
          </table:table-cell>
          <table:table-cell office:value-type="string" calcext:value-type="string">
            <text:p>Xiao Hu, Kahyun Choi, Jin Ha Lee, Audrey Laplante, Yun Hao, Sally Jo Cunningham and J. Stephen Downi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ligned Hierarchies: A Multi-Scale Structure-Based Representation for Music-Based Data Streams</text:p>
          </table:table-cell>
          <table:table-cell office:value-type="string" calcext:value-type="string">
            <text:p>Katherine M. Kinnai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Genre specific dictionaries for harmonic/percussive source separation</text:p>
          </table:table-cell>
          <table:table-cell office:value-type="string" calcext:value-type="string">
            <text:p>Clément Laroche, Hélène Papadopoulos, Matthieu Kowalski and Gaël Richa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PARSE CODING BASED MUSIC GENRE CLASSIFICATION USING SPECTRO-TEMPORAL MODULATIONS</text:p>
          </table:table-cell>
          <table:table-cell office:value-type="string" calcext:value-type="string">
            <text:p>Chih-Shan Lin, Kai-Chun Hsu and Tai-Shih Ch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TOWARDS EVALUATING MULTIPLE PREDOMINANT MELODY ANNOTATIONS IN JAZZ RECORDINGS</text:p>
          </table:table-cell>
          <table:table-cell office:value-type="string" calcext:value-type="string">
            <text:p>Stefan Balke, Jonathan Driedger, Jakob Abesser, Christian Dittmar and Meinard Muell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Simultaneous Separation and Segmentation in Layered Music</text:p>
          </table:table-cell>
          <table:table-cell office:value-type="string" calcext:value-type="string">
            <text:p>Prem Seetharaman and Bryan Pard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Composer Recognition based on 2D-Filtered Piano-Rolls</text:p>
          </table:table-cell>
          <table:table-cell office:value-type="string" calcext:value-type="string">
            <text:p>Gissel Velarde, Carlos Cancino Chacón, David Meredith, Weyde Tillman and Maaten Gracht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Bootstrapping a system for phoneme recognition and keyword spotting in unaccompanied singing</text:p>
          </table:table-cell>
          <table:table-cell office:value-type="string" calcext:value-type="string">
            <text:p>Anna Krusp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Methodology for Quality Assessment in Collaborative Score Libraries</text:p>
          </table:table-cell>
          <table:table-cell office:value-type="string" calcext:value-type="string">
            <text:p>Vincent Besson, Marco Gurrieri, Philippe Rigaux, Alice Tacaille and Virginie Thi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Transcribing Human Piano Performances Into Music Notation</text:p>
          </table:table-cell>
          <table:table-cell office:value-type="string" calcext:value-type="string">
            <text:p>Andrea Cogliati, David Temperley and Zhiyao Dua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earning Invariants for Instrument Recognition</text:p>
          </table:table-cell>
          <table:table-cell office:value-type="string" calcext:value-type="string">
            <text:p>Vincent Lostanlen and Carmine Emanuele Cell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Exploiting frequency, periodicity and harmonicity using advanced time-frequency concentration techniques for multipitch estimation of choir and symphony</text:p>
          </table:table-cell>
          <table:table-cell office:value-type="string" calcext:value-type="string">
            <text:p>Li Su, Tsung-Ying Chuang and Yi-Hsuan Yan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LATENT SPACE APPROACH TO LISTENING BEHAVIOR ANALYSIS</text:p>
          </table:table-cell>
          <table:table-cell office:value-type="string" calcext:value-type="string">
            <text:p>Chia-Hao Chung, Jing-Kai Lou and Homer Ch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Data-driven exploration of melodic structure in Hindustani music</text:p>
          </table:table-cell>
          <table:table-cell office:value-type="string" calcext:value-type="string">
            <text:p>Kaustuv Kanti Ganguli, Sankalp Gulati, Xavier Serra and Preeti Ra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earning temporal feature using deep neural network and its application to music genre classification</text:p>
          </table:table-cell>
          <table:table-cell office:value-type="string" calcext:value-type="string">
            <text:p>Il-Young Jeong and Kyogu Le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isten to Me – Don't Listen to Me: What Communities of Critics Tell Us About Music</text:p>
          </table:table-cell>
          <table:table-cell office:value-type="string" calcext:value-type="string">
            <text:p>Ben Fields and Christophe Rhode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On the Potential of Simple Framewise Approaches to Piano Transcription</text:p>
          </table:table-cell>
          <table:table-cell office:value-type="string" calcext:value-type="string">
            <text:p>Rainer Kelz, Matthias Dorfer, Filip Korzeniowski, Sebastian Böck, Andreas Arzt and Gerhard Widm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 Dataset for Automatic Practice Logging</text:p>
          </table:table-cell>
          <table:table-cell office:value-type="string" calcext:value-type="string">
            <text:p>R. Michael Winters, Siddharth Gururani and Alexander Lerc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Long-term reverberation modeling in under-determined audio source separation</text:p>
          </table:table-cell>
          <table:table-cell office:value-type="string" calcext:value-type="string">
            <text:p>Romain Hennequin and François Rigaud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Downbeat Detection with Conditional Random Fields and Deep Learned Features</text:p>
          </table:table-cell>
          <table:table-cell office:value-type="string" calcext:value-type="string">
            <text:p>Simon Durand and Slim Essi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Automatic Outlier Detection in Music Datasets</text:p>
          </table:table-cell>
          <table:table-cell office:value-type="string" calcext:value-type="string">
            <text:p>Yen-Cheng Lu, Chih-Wei Wu, Alexander Lerch and Chang-Tien Lu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4_poster-session-02</text:p>
          </table:table-cell>
        </table:table-row>
        <table:table-row table:style-name="ro1">
          <table:table-cell office:value-type="string" calcext:value-type="string">
            <text:p>Cross-collection evaluation for music classification tasks</text:p>
          </table:table-cell>
          <table:table-cell office:value-type="string" calcext:value-type="string">
            <text:p>Dmitry Bogdanov, Alastair Porter, Perfecto Herrera and Xavier Serr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 Said it First: Topological Analysis of Lyrical Influence Networks</text:p>
          </table:table-cell>
          <table:table-cell office:value-type="string" calcext:value-type="string">
            <text:p>Jack Atherton and Blair Kaneshiro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Exploring Customer Reviews for Music Genre Classification and Evolutionary Studies</text:p>
          </table:table-cell>
          <table:table-cell office:value-type="string" calcext:value-type="string">
            <text:p>Sergio Oramas, Luis Espinosa-Anke, Aonghus Lawlor, Horacio Saggion and Xavier Ser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DOWNBEAT TRACKING USING BEAT SYNCHRONOUS FEATURES WITH RECURRENT NEURAL NETWORKS</text:p>
          </table:table-cell>
          <table:table-cell office:value-type="string" calcext:value-type="string">
            <text:p>Florian Krebs, Sebastian Böck, Matthias Dorfer and Gerhard Widmer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Learning and Visualizing Music Specifications Using Pattern Graphs</text:p>
          </table:table-cell>
          <table:table-cell office:value-type="string" calcext:value-type="string">
            <text:p>Rafael Valle, Alexandre Donzé, Daniel J. Fremont, Ilge Akkaya, Sanjit A. Seshia and Adrian Freed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VA: An Interactive System for Visual and Quantitative Analyses of Vibrato and Portamento Performance Styles</text:p>
          </table:table-cell>
          <table:table-cell office:value-type="string" calcext:value-type="string">
            <text:p>Luwei Yang, Elaine Chew and Khalid Z. Rajab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 Hierarchical Bayesian Model of Chords, Pitches, and Spectrograms for Multipitch Analysis</text:p>
          </table:table-cell>
          <table:table-cell office:value-type="string" calcext:value-type="string">
            <text:p>Yuta Ojima, Eita Nakamura, Katsutoshi Itoyama and Kazuyoshi Yosh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Symbolic Meter Detection using Inner Metric Analysis</text:p>
          </table:table-cell>
          <table:table-cell office:value-type="string" calcext:value-type="string">
            <text:p>W. Bas de Haas and Anja Vo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CROSS TASK STUDY ON MIREX RECENT RESULTS: AN INDEX FOR EVOLUTION MEASUREMENT AND SOME STAGNATION HYPOTHESES</text:p>
          </table:table-cell>
          <table:table-cell office:value-type="string" calcext:value-type="string">
            <text:p>Ricardo Scholz, Geber Ramalho and Giordano Cab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Towards Modeling and Decomposing Loop-Based Electronic Music</text:p>
          </table:table-cell>
          <table:table-cell office:value-type="string" calcext:value-type="string">
            <text:p>Patricio López-Serrano, Christian Dittmar, Jonathan Driedger and Meinard Muell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Human-Interactive Optical Music Recognition</text:p>
          </table:table-cell>
          <table:table-cell office:value-type="string" calcext:value-type="string">
            <text:p>Liang Chen, Erik Stolterman and Christopher Raphae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 corpus of annotated Irish traditional dance music recordings: design and benchmark evaluations</text:p>
          </table:table-cell>
          <table:table-cell office:value-type="string" calcext:value-type="string">
            <text:p>Pierre Beauguitte, Bryan Duggan and John Kelle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Jazz Expressive Performance Modeling</text:p>
          </table:table-cell>
          <table:table-cell office:value-type="string" calcext:value-type="string">
            <text:p>Helena Bantulà, Sergio Giraldo and Rafael Ramírez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Landmark-based Audio Fingerprinting for DJ Mix Monitoring</text:p>
          </table:table-cell>
          <table:table-cell office:value-type="string" calcext:value-type="string">
            <text:p>Reinhard Sonnleitner, Andreas Arzt and Gerhard Widm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ning Online Music Listening Trajectories</text:p>
          </table:table-cell>
          <table:table-cell office:value-type="string" calcext:value-type="string">
            <text:p>Flavio Figueiredo, Bruno Ribeiro, Jussara M. Almeida, Nazareno Andrade and Christos Faloutso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Good-sounds.org: a framework to explore goodness in instrumental sounds</text:p>
          </table:table-cell>
          <table:table-cell office:value-type="string" calcext:value-type="string">
            <text:p>Giuseppe Bandiera, Oriol Romani Picas and Xavier Serr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daptive Frequency Neural Networks for Dynamic Pulse and Metre Perception</text:p>
          </table:table-cell>
          <table:table-cell office:value-type="string" calcext:value-type="string">
            <text:p>Andrew Lambert, Tillman Weyde and Newton Armstr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ntegration and Quality Assessment of Heterogeneous Chord Sequences using Data Fusion</text:p>
          </table:table-cell>
          <table:table-cell office:value-type="string" calcext:value-type="string">
            <text:p>Hendrik Vincent Koops, W. Bas de Haas, Dimitrios Bountouridis and Anja Vol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Can Microblogs Predict Music Charts? An Analysis of the Relationship between \#Nowplaying Tweets and Music Charts</text:p>
          </table:table-cell>
          <table:table-cell office:value-type="string" calcext:value-type="string">
            <text:p>Eva Zangerle, Martin Pichl, Benedikt Hupfauf and Günther Spech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xtape: Direction-based navigation in large music collections</text:p>
          </table:table-cell>
          <table:table-cell office:value-type="string" calcext:value-type="string">
            <text:p>Joao Paulo V. Cardoso, Luciana Fujii Pontello, Pedro H. F. Holanda, Bruno Guilherme, Olga Goussevskaia and Ana Paula Couto da SIlv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n Evaluation Framework and Case Study for Rhythmic Concatenative Synthesis</text:p>
          </table:table-cell>
          <table:table-cell office:value-type="string" calcext:value-type="string">
            <text:p>Cárthach Ó Nuanáin, Perfecto Herrera and Sergi Jordà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Interactive Scores in Classical Music Production</text:p>
          </table:table-cell>
          <table:table-cell office:value-type="string" calcext:value-type="string">
            <text:p>Simon Waloschek, Axel Berndt, Benjamin W. Bohl and Aristotelis Hadjak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An Analysis of Agreement in Classical Music Perception and Its Relationship to Listener Characteristics</text:p>
          </table:table-cell>
          <table:table-cell office:value-type="string" calcext:value-type="string">
            <text:p>Markus Schedl, Hamid Eghbal-Zadeh, Emilia Gómez and Marko Tkalcic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STRUCTURAL SEGMENTATION AND VISUALIZATION OF SITAR AND SAROD CONCERT AUDIO</text:p>
          </table:table-cell>
          <table:table-cell office:value-type="string" calcext:value-type="string">
            <text:p>Vinutha T. P., Suryanarayana Sankagiri, Kaustuv Kanti Ganguli and Preeti Ra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8_poster-session-03</text:p>
          </table:table-cell>
        </table:table-row>
        <table:table-row table:style-name="ro1">
          <table:table-cell office:value-type="string" calcext:value-type="string">
            <text:p>Minimax Viterbi algorithm for HMM-based Guitar fingering decision</text:p>
          </table:table-cell>
          <table:table-cell office:value-type="string" calcext:value-type="string">
            <text:p>Gen Hori and Shigeki Sagayam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8_poster-session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22:13:16.619128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7-01T22:16:08.779867562</dc:date>
    <meta:editing-duration>PT14M13S</meta:editing-duration>
    <meta:editing-cycles>4</meta:editing-cycles>
    <meta:document-statistic meta:table-count="1" meta:cell-count="452" meta:object-count="0"/>
  </office:meta>
</office:document-meta>
</file>